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2.747cm"/>
    </style:style>
    <style:style style:name="pr2" style:family="presentation" style:parent-style-name="Default-subtitle">
      <style:graphic-properties draw:fill-color="#ffffff" draw:auto-grow-height="true" fo:min-height="6.02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Arial" style:font-family-generic="swiss" style:font-pitch="variable" fo:font-size="20pt" style:font-size-asian="20pt" style:font-size-complex="20pt"/>
    </style:style>
    <style:style style:name="P2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2.747cm" svg:x="1.016cm" svg:y="7.667cm" presentation:class="subtitle" presentation:user-transformed="true">
          <draw:text-box>
            <text:p>Economics and Technology</text:p>
          </draw:text-box>
        </draw:frame>
        <draw:frame presentation:style-name="pr2" draw:text-style-name="P1" draw:layer="layout" svg:width="25.199cm" svg:height="6.021cm" svg:x="1.016cm" svg:y="9.398cm">
          <draw:text-box>
            <text:p text:style-name="P1"><text:span text:style-name="T1">Andrew DeMaria</text:span></text:p>
            <text:p text:style-name="P1"><text:span text:style-name="T1">Mandy Erskine</text:span></text:p>
            <text:p text:style-name="P1"><text:span text:style-name="T1">Casey Davis</text:span></text:p>
            <text:p text:style-name="P1"><text:span text:style-name="T1">John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Africa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Insert videos</text:p>
            <text:p/>
            <text:p><text:a xlink:href="http://www.youtube.com/watch?v=duJUvvXvN40" xlink:type="simple">http://www.youtube.com/watch?v=duJUvvXvN40</text:a></text:p>
            <text:p><text:a xlink:href="http://www.youtube.com/watch?v=vT-bVG4kkQs" xlink:type="simple">http://www.youtube.com/watch?v=vT-bVG4kkQs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mmary of African Artic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Next Frontier</text:p>
                <text:list>
                  <text:list-item>
                    <text:p>IBM, Google, Microsoft are locating in Africa</text:p>
                  </text:list-item>
                </text:list>
              </text:list-item>
              <text:list-item>
                <text:p>A guide in Africa</text:p>
              </text:list-item>
              <text:list-item>
                <text:p>Tech Startups in Afr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frica Question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itcoin Articl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://www.youtube.com/watch?feature=player_embedded&amp;v=Um63OQz3bjo" xlink:type="simple">http://www.youtube.com/watch?feature=player_embedded&amp;v=Um63OQz3bjo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itcoin Article Discussion</text:p>
          </draw:text-box>
        </draw:frame>
        <draw:frame presentation:style-name="pr6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><text:span text:style-name="T2">General</text:span></text:p>
                <text:list>
                  <text:list-item>
                    <text:p><text:span text:style-name="T3">Has anyone used Bitcoin? Buying/Selling? Mining?</text:span></text:p>
                  </text:list-item>
                  <text:list-item>
                    <text:p><text:span text:style-name="T3">Do you think that it is important to have a actual value behind a currency?</text:span></text:p>
                  </text:list-item>
                </text:list>
              </text:list-item>
              <text:list-item>
                <text:p><text:span text:style-name="T2">Privacy</text:span></text:p>
                <text:list>
                  <text:list-item>
                    <text:p><text:span text:style-name="T3">Why should a government be concerned with Bitcoin?</text:span></text:p>
                  </text:list-item>
                  <text:list-item>
                    <text:p><text:span text:style-name="T3">Is Bitcoin to blame for making illegal goods and services were more accessible [by allowing people to be anonymous] </text:span></text:p>
                  </text:list-item>
                  <text:list-item>
                    <text:p><text:span text:style-name="T3">Would you prefer to remain anonymous when purchasing? How might companies adapt?</text:span></text:p>
                  </text:list-item>
                </text:list>
              </text:list-item>
              <text:list-item>
                <text:p><text:span text:style-name="T3">If Bitcoin crashes, is there any hope for a similar decentralized currenc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- tax evasion, black markets</text:p>
              <text:p>- @crash government step in and make it illega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DeMaria</meta:initial-creator>
    <meta:creation-date>2013-04-22T17:04:28</meta:creation-date>
    <dc:date>2013-04-22T17:57:39</dc:date>
    <dc:creator>Andrew DeMaria</dc:creator>
    <meta:editing-duration>PT6M18S</meta:editing-duration>
    <meta:editing-cycles>1</meta:editing-cycles>
    <meta:document-statistic meta:object-count="47"/>
    <meta:generator>LibreOffice/4.0.2.2$Linux_X86_64 LibreOffice_project/400m0$Build-2</meta:generator>
  </office:meta>
</office:document-meta>
</file>